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6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1155cc" fo:font-style="italic" style:text-underline-style="solid" style:text-underline-width="auto" style:text-underline-color="font-color" style:font-style-asian="italic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style:text-underline-style="solid" style:text-underline-width="auto" style:text-underline-color="font-color" style:font-style-asian="italic"/>
    </style:style>
    <style:style style:name="T7" style:family="text">
      <style:text-properties style:text-underline-style="none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office:annotation office:name="__Annotation__7_1932657273"><dc:creator>Daniel Batista</dc:creator><dc:date>2019-06-09T00:03:44</dc:date><text:p><text:span text:style-name="T8">Análise durante a última leitura do diário em 8 de Junho:</text:span></text:p><text:p><text:span text:style-name="T8">- Tudo ok</text:span></text:p><text:p/><text:p><text:span text:style-name="T8">- Eu só gostaria que no final do diário, aqui no drive do google, até segunda-feira, vcs comentassem a respeito da documentação do jabref. Se foi útil, se não foi, se tem algo que poderia ser melhorado, etc...</text:span></text:p><text:p/><text:p><text:span text:style-name="T8">Obs.: mantenham o diário aqui no drive do google até a publicação das notas finais! Depois vocês podem apagar se quiserem ou mesmo tirar a minha permissão de acesso.</text:span></text:p></office:annotation><office:annotation office:name="__Annotation__5_1932657273"><dc:creator>Daniel Batista</dc:creator><dc:date>2019-03-12T17:46:00</dc:date><text:p><text:span text:style-name="T8">(Obs.: não removam esses meus comentários. Vcs podem ir respondendo eles mas mantenham aqui todos)</text:span></text:p><text:p/><text:p><text:span text:style-name="T8">Análise durante conversa do dia 11/3:</text:span></text:p><text:p><text:span text:style-name="T8">- Sempre que houver um link que confirme o resultado de alguma ação de vcs, adicionem esse link no diário (por exemplo, no caso da informação que foi adicionada na página de instalação por conta do bug dos acentos)</text:span></text:p></office:annotation><text:span text:style-name="T1">JabRef: </text:span>ferramenta para organização de bibliotecas de referências e citações. Open software com licença MIT.<office:annotation-end office:name="__Annotation__5_1932657273"/><office:annotation-end office:name="__Annotation__7_1932657273"/></text:p>
      <text:p text:style-name="Standard"><text:a xlink:type="simple" xlink:href="https://github.com/JabRef/jabref" text:style-name="ListLabel_20_19" text:visited-style-name="ListLabel_20_19"><text:span text:style-name="T2">Repositório do projeto</text:span></text:a></text:p>
      <text:p text:style-name="P1"/>
      <text:p text:style-name="Standard"><text:span text:style-name="T1">Data:</text:span> 28/02</text:p>
      <text:p text:style-name="P3">O espaço de trabalho e ambiente de desenvolvimento foram configurados com sucesso. A aplicação está compilando e conseguindo rodar na máquina local sem erros.</text:p>
      <text:p text:style-name="P3">Começado o trabalho numa primeira issue: <text:a xlink:type="simple" xlink:href="https://github.com/JabRef/jabref/issues/4666" text:style-name="ListLabel_20_20" text:visited-style-name="ListLabel_20_20"><text:span text:style-name="T3">melhorias no layout das tabs da aplicação de acordo com o especificado pelos desenvolvedores autores do JabRef</text:span></text:a>. </text:p>
      <text:p text:style-name="P3">Reordenação e adição de separadores na tab “File” completada.</text:p>
      <text:p text:style-name="Standard">------------------------------------------------------------------------------------------------------------------------</text:p>
      <text:p text:style-name="Standard"><text:span text:style-name="T1">Data: </text:span>01/03</text:p>
      <text:p text:style-name="P3">Issue da melhoria no layout das tabs resolvido por outro contribuidor.</text:p>
      <text:p text:style-name="P3">Recomeçando o trabalho em outra issue:<text:a xlink:type="simple" xlink:href="https://github.com/JabRef/jabref/issues/4584" text:style-name="ListLabel_20_20" text:visited-style-name="ListLabel_20_20"><text:span text:style-name="T3"> melhorias no layout dos ícones da toolbar</text:span></text:a>.</text:p>
      <text:p text:style-name="P3">Descoberto um bug na configuração do ambiente de contribuição do projeto no qual não era possível compilar o projeto devido à utilização de caracteres especiais nos nomes dos diretórios de instalação. Após uma <text:a xlink:type="simple" xlink:href="https://gitter.im/JabRef/jabref?at=5c7974a6e8ea14373796e4d6" text:style-name="ListLabel_20_20" text:visited-style-name="ListLabel_20_20"><text:span text:style-name="T3">longa conversa</text:span></text:a> com outros contribuidores, um adendo ao bug foi adicionado na <text:a xlink:type="simple" xlink:href="https://github.com/JabRef/jabref/wiki/Guidelines-for-setting-up-a-local-workspace" text:style-name="ListLabel_20_20" text:visited-style-name="ListLabel_20_20"><text:span text:style-name="T3">página de instalação do projeto</text:span></text:a> (no primeiro item em “Clone your forked repository on your local machine”, um <text:span text:style-name="T5">diff</text:span> pode ser visto <text:a xlink:type="simple" xlink:href="https://github.com/JabRef/jabref/wiki/Guidelines-for-setting-up-a-local-workspace/_compare/134e44064bd1d45f3fa57ddfde3d4af3f6079895...200060ca8345a4a43062721135bde7093c7b029d" text:style-name="ListLabel_20_20" text:visited-style-name="ListLabel_20_20"><text:span text:style-name="T3">aqui</text:span></text:a>).</text:p>
      <text:p text:style-name="Standard">------------------------------------------------------------------------------------------------------------------------</text:p>
      <text:p text:style-name="Standard"><text:span text:style-name="T1">Data: </text:span>04/03</text:p>
      <text:p text:style-name="P3">Separação dos ícones da toolbar por similaridade com o uso de Separadores feita.</text:p>
      <text:p text:style-name="P3">Troca de ícones para menor ambiguidade entre eles.</text:p>
      <text:p text:style-name="Standard">Adição de um novo ícone na toolbar.</text:p>
      <text:p text:style-name="Standard">------------------------------------------------------------------------------------------------------------------------</text:p>
      <text:p text:style-name="Standard"><text:span text:style-name="T1">Data: </text:span>06/03</text:p>
      <text:p text:style-name="Standard">Issue da melhoria no layout dos ícones da toolbar terminado.</text:p>
      <text:p text:style-name="Standard"><text:soft-page-break/>Submissão de <text:a xlink:type="simple" xlink:href="https://github.com/JabRef/jabref/pull/4730" text:style-name="ListLabel_20_20" text:visited-style-name="ListLabel_20_20"><text:span text:style-name="T3">Pull Request</text:span></text:a> para a issue da melhoria da toolbar feita.</text:p>
      <text:p text:style-name="Standard">------------------------------------------------------------------------------------------------------------------------</text:p>
      <text:p text:style-name="Standard"><text:span text:style-name="T1">Data: </text:span>08/03</text:p>
      <text:p text:style-name="Standard">Após a submissão do Pull Request, houve a espera de dois dias para que ele fosse aceito. Assim, a implementação desenvolvida foi adicionada com sucesso ao projeto JabRef. </text:p>
      <text:p text:style-name="Standard">Início da busca e análise de uma nova issue para colaborar.</text:p>
      <text:p text:style-name="Standard">------------------------------------------------------------------------------------------------------------------------</text:p>
      <text:p text:style-name="Standard"><text:span text:style-name="T1">Data: </text:span>11/03</text:p>
      <text:p text:style-name="Standard">Primeira conversa com o professor sobre as primeiras impressões do projeto: facilidade para inicialização do <text:span text:style-name="T5">setup</text:span>, interação com outros contribuidores do projeto, qualidade de documentação do projeto, primeira contribuição e primeira <text:span text:style-name="T5">pull request</text:span>. O <text:span text:style-name="T5">feedback</text:span> dado pelo professor foi para utilizarmos o diário de forma mais informativa, principalmente com o uso de mais <text:span text:style-name="T5">links</text:span>.</text:p>
      <text:p text:style-name="Standard">------------------------------------------------------------------------------------------------------------------------</text:p>
      <text:p text:style-name="Standard"><text:span text:style-name="T1">Data: </text:span>18/03</text:p>
      <text:p text:style-name="P3">Começando o trabalho na issue: <text:a xlink:type="simple" xlink:href="https://github.com/JabRef/jabref/issues/4754" text:style-name="ListLabel_20_20" text:visited-style-name="ListLabel_20_20"><text:span text:style-name="T3">Nome do evento não pode ser nulo ao atribuir </text:span></text:a><text:a xlink:type="simple" xlink:href="https://github.com/JabRef/jabref/issues/4754" text:style-name="ListLabel_20_21" text:visited-style-name="ListLabel_20_21"><text:span text:style-name="T4">ranks</text:span></text:a><text:a xlink:type="simple" xlink:href="https://github.com/JabRef/jabref/issues/4754" text:style-name="ListLabel_20_20" text:visited-style-name="ListLabel_20_20"><text:span text:style-name="T3"> às entradas</text:span></text:a>, em que foram adicionados nomes nos eventos de atribuição de <text:span text:style-name="T5">ranks</text:span> às entradas para evitar <text:span text:style-name="T6">IllegalArgumentException</text:span><text:span text:style-name="T5">. </text:span>A <text:span text:style-name="T5">issue</text:span> e a submissão da <text:a xlink:type="simple" xlink:href="https://github.com/JabRef/jabref/pull/4779" text:style-name="ListLabel_20_21" text:visited-style-name="ListLabel_20_21"><text:span text:style-name="T4">Pull Request</text:span></text:a> para ela estão completas. No mesmo dia, após alguns minutos apenas a <text:span text:style-name="T5">Pull Request</text:span> foi aprovada.</text:p>
      <text:p text:style-name="P3">Começando o trabalho na issue: <text:a xlink:type="simple" xlink:href="https://github.com/JabRef/jabref/issues/4733" text:style-name="ListLabel_20_20" text:visited-style-name="ListLabel_20_20"><text:span text:style-name="T3">Mostrar a </text:span></text:a><text:a xlink:type="simple" xlink:href="https://github.com/JabRef/jabref/issues/4733" text:style-name="ListLabel_20_21" text:visited-style-name="ListLabel_20_21"><text:span text:style-name="T4">build-date</text:span></text:a><text:a xlink:type="simple" xlink:href="https://github.com/JabRef/jabref/issues/4733" text:style-name="ListLabel_20_20" text:visited-style-name="ListLabel_20_20"><text:span text:style-name="T3"> da aplicação na versão de desenvolvedor</text:span></text:a>, em que foi adicionada a versão da aplicação e a sua data no painel “<text:span text:style-name="T5">About</text:span> JabRef”. Durante o desenvolvimento, enfrentamos alguns problemas na compilação do projeto originados das novas mudanças realizadas: violações no estilo de código do projeto. Com isso, o estilo do código foi ajustado e casos de testes atualizados.</text:p>
      <text:p text:style-name="P3">Submissão da <text:a xlink:type="simple" xlink:href="https://github.com/JabRef/jabref/pull/4780" text:style-name="ListLabel_20_21" text:visited-style-name="ListLabel_20_21"><text:span text:style-name="T4">Pull Request</text:span></text:a>.</text:p>
      <text:p text:style-name="P3">------------------------------------------------------------------------------------------------------------------------</text:p>
      <text:p text:style-name="P3"><text:span text:style-name="T1">Data: </text:span>20/03</text:p>
      <text:p text:style-name="P3">Desenvolvedores do projeto solicitaram ajustes no código na Pull Request em relação à implementação de visualização da build-date na aplicação.</text:p>
      <text:p text:style-name="P3">------------------------------------------------------------------------------------------------------------------------</text:p>
      <text:p text:style-name="P3"><text:span text:style-name="T1">Data: </text:span>23/03</text:p>
      <text:p text:style-name="P3">Houve um desentendimento em relação à issue de mostrar a build-date da aplicação no modo que esta parece que já era uma <text:span text:style-name="T5">feature</text:span> implementada, o que tornou a nossa <text:span text:style-name="T5">Pull Request </text:span>obsoleta portanto levando ela a ser fechada pelos desenvolvedores.</text:p>
      <text:p text:style-name="P3">------------------------------------------------------------------------------------------------------------------------</text:p>
      <text:p text:style-name="P3"><text:span text:style-name="T1">Data: </text:span>09/04</text:p>
      <text:p text:style-name="P3"><text:soft-page-break/>Após a criação de uma <text:span text:style-name="T5">issue</text:span> com o <text:span text:style-name="T5">label</text:span> ‘<text:span text:style-name="T5">Good First Issue</text:span>’, a reservamos para o desenvolvimento. Portanto, durante os próximos dias, o foco será na resolução da <text:span text:style-name="T5">issue</text:span> <text:a xlink:type="simple" xlink:href="https://github.com/JabRef/jabref/issues/4844" text:style-name="ListLabel_20_20" text:visited-style-name="ListLabel_20_20"><text:span text:style-name="T3">#4844 - Direct file renaming</text:span></text:a>.</text:p>
      <text:p text:style-name="P3">------------------------------------------------------------------------------------------------------------------------</text:p>
      <text:p text:style-name="P3"><text:span text:style-name="T1">Data: </text:span>12/04</text:p>
      <text:p text:style-name="P3">A <text:span text:style-name="T5">issue</text:span> consiste na adição de uma funcionalidade que permita ao usuário a renomeação de um arquivo atrelado a uma referência bibliográfica. Assim, a funcionalidade foi criada, porém ainda é preciso que seja desenhada uma janela para acompanhá-la. Ao longo do desenvolvimento, percebeu-se que a <text:span text:style-name="T5">issue</text:span> não se encaixa como ‘<text:span text:style-name="T5">Good First Issue</text:span>’, uma vez que diversas dificuldades de manejo de código foram encontradas.</text:p>
      <text:p text:style-name="P3">------------------------------------------------------------------------------------------------------------------------</text:p>
      <text:p text:style-name="P3"><text:span text:style-name="T1">Data: </text:span>13/04</text:p>
      <text:p text:style-name="P3">Anteriormente, para que a <text:span text:style-name="T5">issue</text:span> fosse testada, era utilizada uma janela de outra funcionalidade, muito similar à futura janela a ser criada. Como combinado, ainda era preciso desenhar uma nova janela, para a nova funcionalidade de renomeação. Assim, a janela utilizada antes serviu de modelo para o desenho da nova janela que foi criada com sucesso.</text:p>
      <text:p text:style-name="P3">------------------------------------------------------------------------------------------------------------------------</text:p>
      <text:p text:style-name="P3"><text:span text:style-name="T1">Data: </text:span>14/04</text:p>
      <text:p text:style-name="P3">Submissão da <text:a xlink:type="simple" xlink:href="https://github.com/JabRef/jabref/pull/4887" text:style-name="ListLabel_20_20" text:visited-style-name="ListLabel_20_20"><text:span text:style-name="T3">Pull Request</text:span></text:a> para a issue de renomeação direta de arquivos.</text:p>
      <text:p text:style-name="P3">------------------------------------------------------------------------------------------------------------------------</text:p>
      <text:p text:style-name="P3"><text:span text:style-name="T1">Data: </text:span>15/04</text:p>
      <text:p text:style-name="P3">Um dos administradores do projeto solicitou mudanças no código após a submissão da Pull Request relacionada à adição da opção de renomeação direta de arquivos.</text:p>
      <text:p text:style-name="P3">As mudanças solicitadas foram implementadas, pelo menos da forma como pensamos que esteja correta.</text:p>
      <text:p text:style-name="P3">------------------------------------------------------------------------------------------------------------------------</text:p>
      <text:p text:style-name="P3"><text:span text:style-name="T1">Data: </text:span>16/04</text:p>
      <text:p text:style-name="P3">Outro administrador do projeto solicitou mudanças no código.</text:p>
      <text:p text:style-name="P3">As novas mudanças solicitadas foram implementadas de acordo com o solicitado e foram enviadas para nova avaliação.</text:p>
      <text:p text:style-name="P3">------------------------------------------------------------------------------------------------------------------------</text:p>
      <text:p text:style-name="P3"><text:span text:style-name="T1">Data: </text:span>17/04</text:p>
      <text:p text:style-name="P3">Após as alterações realizadas foram solicitadas mais algumas, porém estas tinham um caráter de aprimoramento, principalmente visando a experiência do usuário com o uso da plataforma na nova funcionalidade. Assim, as mudanças desenvolvidas foram realizadas e os administradores foram alertados. Até o momento, apenas um dos administradores aprovou as mudanças e acredita-se que quando o outro também aprovar, o merge poderá ser finalizado.</text:p>
      <text:p text:style-name="P3"><text:soft-page-break/>------------------------------------------------------------------------------------------------------------------------</text:p>
      <text:p text:style-name="P3"><text:span text:style-name="T1">Data:</text:span> 21/04</text:p>
      <text:p text:style-name="P3">Após o merge das alterações, um usuário relatou problemas ao tentar utilizar as <text:span text:style-name="T5">features</text:span> implementadas no sistema WIndows e assim a issue foi reaberta.</text:p>
      <text:p text:style-name="P3">------------------------------------------------------------------------------------------------------------------------</text:p>
      <text:p text:style-name="P3"><text:span text:style-name="T1">Data: </text:span>04/05</text:p>
      <text:p text:style-name="P3">Contribuidores do projeto encontraram o bug associado ao problema listado pelo usuário.</text:p>
      <text:p text:style-name="P3">Após tentativas sem sucesso de resolver o problema, um desenvolvedor do projeto conseguiu resolver o bug.</text:p>
      <text:p text:style-name="P3">-----------------------------------------------------------------------------------------------------------------------</text:p>
      <text:p text:style-name="P3"><text:span text:style-name="T1">Data: </text:span>05/06</text:p>
      <text:p text:style-name="P3">Começo do trabalho na <text:span text:style-name="T5">issue</text:span> de <text:a xlink:type="simple" xlink:href="https://github.com/JabRef/jabref/issues/5019" text:style-name="ListLabel_20_20" text:visited-style-name="ListLabel_20_20"><text:span text:style-name="T3">erro na criação e ordenação de campos gerais customizados</text:span></text:a>.</text:p>
      <text:p text:style-name="P3">Como não há nenhuma mensagem na <text:span text:style-name="T5">issue, </text:span>não tínhamos certeza se os erros citados pelo autor dela seriam propositais ou realmente bugs. Assim, implementamos a mudança pedida pelo autor da <text:span text:style-name="T5">issue </text:span>que achamos mais consistente e deixamos a mensagem de erro mais clara para a outra.</text:p>
      <text:p text:style-name="P3">Submissão da <text:a xlink:type="simple" xlink:href="https://github.com/JabRef/jabref/pull/5034" text:style-name="ListLabel_20_21" text:visited-style-name="ListLabel_20_21"><text:span text:style-name="T4">Pull request</text:span></text:a><text:span text:style-name="T5">.</text:span></text:p>
      <text:p text:style-name="P3">------------------------------------------------------------------------------------------------------------------------</text:p>
      <text:p text:style-name="P3"><text:span text:style-name="T1">Data: </text:span>06/06</text:p>
      <text:p text:style-name="P3">As mudanças foram aprovadas no <text:a xlink:type="simple" xlink:href="https://github.com/JabRef/jabref/pull/5034" text:style-name="ListLabel_20_21" text:visited-style-name="ListLabel_20_21"><text:span text:style-name="T4">Pull request</text:span></text:a>, porém ainda não foi realizado o merge.</text:p>
      <text:p text:style-name="P3">------------------------------------------------------------------------------------------------------------------------</text:p>
      <text:p text:style-name="P3"><text:span text:style-name="T1">Data: </text:span>09/06</text:p>
      <text:p text:style-name="P3">Finalmente o <text:a xlink:type="simple" xlink:href="https://github.com/JabRef/jabref/pull/5034" text:style-name="ListLabel_20_21" text:visited-style-name="ListLabel_20_21"><text:span text:style-name="T4">Pull request</text:span></text:a> foi realizado.</text:p>
      <text:p text:style-name="P3">------------------------------------------------------------------------------------------------------------------------</text:p>
      <text:p text:style-name="P3"/>
      <text:p text:style-name="P3"><text:span text:style-name="T1">Opinião sobre a documentação</text:span></text:p>
      <text:p text:style-name="P2"><text:soft-page-break/></text:p>
      <text:p text:style-name="P3">A documentação do JabRef é muito completa, ideal para aqueles que estão iniciando suas contribuições no projeto. A consistência de informações e fluidez das documentações, oferecem todos os passos necessários para preparar o ambiente de trabalho e contribuições. O documento CONTRIBUTING.md oferece todas as informações necessárias para as contribuições. Sua primeira seção é “Understanding the basics”, onde explica-se como preparar o repositório para as contribuições, ou seja, a criação do fork, criação da branch e criação do pull request. A segunda seção é dedicada inteiramente aos passos mais formais para a criação do pull request, compreendendo os seguintes passos: </text:p>
      <text:p text:style-name="P3"/>
      <text:list xml:id="list278527197" text:style-name="WWNum2">
        <text:list-item>
          <text:p text:style-name="P4">Adicionar as alterações realizadas no arquivo CHANGELOG.md;</text:p>
        </text:list-item>
        <text:list-item>
          <text:p text:style-name="P4">Adicionar os créditos aos contribuidores;</text:p>
        </text:list-item>
        <text:list-item>
          <text:p text:style-name="P4">Escrever uma boa mensagem de commit;</text:p>
        </text:list-item>
        <text:list-item>
          <text:p text:style-name="P4">Testar o código após as alterações realizadas;</text:p>
        </text:list-item>
        <text:list-item>
          <text:p text:style-name="P4">Procedimentos para tomar decisões de arquiteturas de projeto;</text:p>
        </text:list-item>
        <text:list-item>
          <text:p text:style-name="P4">Procedimentos para adicionar novas línguas ao projeto;</text:p>
        </text:list-item>
        <text:list-item>
          <text:p text:style-name="P4">Submissão do pull request.</text:p>
        </text:list-item>
      </text:list>
      <text:p text:style-name="P3"/>
      <text:p text:style-name="P3">No próprio arquivo CONTRIBUTING.md há um link que redireciona para o arquivo “Guidelines for setting up a local workspace”, que oferece os procedimentos a serem tomados para preparar o ambiente de trabalho para as contribuições. As informações são:</text:p>
      <text:p text:style-name="P3"/>
      <text:list xml:id="list3890783673" text:style-name="WWNum1">
        <text:list-item>
          <text:p text:style-name="P5">Pré-requisitos: procedimentos para a instalação do Java JDK, criação de uma conta no GitHub, </text:p>
        </text:list-item>
        <text:list-item>
          <text:p text:style-name="P5">Criação do fork do repositório JabRef na sua conta GitHub;</text:p>
        </text:list-item>
        <text:list-item>
          <text:p text:style-name="P5">Clonar o fork criado na máquina local;</text:p>
        </text:list-item>
        <text:list-item>
          <text:p text:style-name="P5">Gerar todas as dependências utilizadas pelo projeto utilizando Gradle;</text:p>
        </text:list-item>
        <text:list-item>
          <text:p text:style-name="P5">Por fim, é solicitado que se faça uma preferência por algumas das IDEs sugeridas (Intellij e Eclipse). No caso do Intellij, um dos contribuidores criou um vídeo, disponível no YouTube, que ilustra os procedimentos no formato passo-a-passo para configurar o Intellij.</text:p>
        </text:list-item>
      </text:list>
      <text:p text:style-name="P3"/>
      <text:p text:style-name="P3">Portanto, a falta de informações não é uma característica do projeto JabRef, e a documentação demonstra isso. Os novatos que estão interessados em contribuir para a ferramenta sempre se sentem muito acolhidos ao olharem a documentação, o vídeo, ou se necessário, entrar em contato com alguns outros desenvolvedores por meio do Gitter ou do fóru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1155cc" style:text-underline-style="solid" style:text-underline-width="auto" style:text-underline-color="font-color"/>
    </style:style>
    <style:style style:name="ListLabel_20_21" style:display-name="ListLabel 21" style:family="text">
      <style:text-properties fo:color="#1155cc" fo:font-style="italic" style:text-underline-style="solid" style:text-underline-width="auto" style:text-underline-color="font-color" style:font-style-asian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96" meta:word-count="1321" meta:character-count="10804" meta:non-whitespace-character-count="9587"/>
    <meta:generator>LibreOfficeDev/6.0.5.2$Linux_X86_64 LibreOffice_project/</meta:generator>
  </office:meta>
</office:document-meta>
</file>